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Normal">*RIIIIIIIIIIIIIING!!!* went the alarm clock, and her gaze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1">does repeating an argument make it stronger? </text:span>That could explain the reassertion. <text:span text:style-name="T1">Maybe the argument gets a morale boost or something. I know I would feel stronger if I got some encouragement. </text:span>Of course, she knew that was a rather big if.</text:p>
      <text:p text:style-name="Normal">For some reason, the clock seemed dead set on boosting the morale of its one argument, and in retaliation she became dead set on not getting out of bed. After some time though,</text:p>
      <text:p text:style-name="Normal">“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Normal">“You did your best today too, Mr. Clock.”</text:p>
      <text:p text:style-name="Normal">Unfortunately, its best hadn’t been enough to make her get up.</text:p>
      <text:p text:style-name="Normal"><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Normal">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Normal">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text:p>
      <text:p text:style-name="Normal">Then again, perhaps the sun was doing this for her sake, it was trying to wake her up since</text:p>
      <text:p text:style-name="Normal"><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Normal"><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Normal">*FWOOSH!!!*</text:p>
      <text:p text:style-name="Normal">She burst out of her blanket. It was getting hot in there, what with her being angry at the sun and getting embarrassed at her own fantasies. Perhaps it was time to think about something else. ... <text:span text:style-name="T1">Yeah, let’s do that</text:span>.</text:p>
      <text:p text:style-name="Normal">Her room had become dimly lit courtesy of the sun (whom she'd decided to forgive around about right now), and her gaze wandered off in search of food for thought.</text:p>
      <text:p text:style-name="Normal">There wasn’t really anything eye-catchy around here, except maybe for the pink flowerpot on her nightstand. Then again even that was debatable; it was more like her eyes would always inevitably gravitate towards it.</text:p>
      <text:p text:style-name="Normal"><text:span text:style-name="T1">Can’t be helped.</text:span> B<text:span text:style-name="T1">irds of a feather attract each other. </text:span>This flowerpot was empty inside.</text:p>
      <text:p text:style-name="Normal">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the pot was well and truly empty.</text:p>
      <text:p text:style-name="Normal">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Normal">In particular, the one that lived in this pot was special: it was shy and didn’t show itself often, but when it did, it would blossom into a heart.</text:p>
      <text:p text:style-name="Normal">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Normal">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Normal">“Well, that’s not a bad find either.”</text:p>
      <text:p text:style-name="Normal">Still, she couldn’t help but notice that the hands of the clock in the mirror were pointing rather more upwards than she felt they should.</text:p>
      <text:p text:style-name="Normal">“...”</text:p>
      <text:p text:style-name="Normal">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Normal">“...”</text:p>
      <text:p text:style-name="Normal"><text:span text:style-name="T1">What time is it anyway? </text:span>Thankfully the answer was well within sight.</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Normal">“Hi mom!” she stole a slice of bread from a plate before</text:p>
      <text:p text:style-name="Normal">“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Normal">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Normal">If she couldn’t run, then she’d walk. It was the best she could do, so she walked. Step by step, she struggled forward, until she turned the final corner. There, she was greeted by the sight of the bus in the distance, closing its doors.</text:p>
      <text:p text:style-name="Normal"><text:span text:style-name="T1">... Damn it.</text:span></text:p>
      <text:p text:style-name="Normal">In one last effort, she broke into a sprint. There was no way she’d make it, but she tried anyway.</text:p>
      <text:p text:style-name="Normal">“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Normal">She didn’t know. She didn’t know, but she didn’t stop. Then,</text:p>
      <text:p text:style-name="Normal"><text:span text:style-name="T1">Ah...</text:span></text:p>
      <text:p text:style-name="Normal">As a refreshing breeze came to meet her,</text:p>
      <text:p text:style-name="Normal"><text:span text:style-name="T1">I see...</text:span></text:p>
      <text:p text:style-name="Normal">The answer came to her naturally: she was chasing after happiness.</text:p>
      <text:p text:style-name="Normal">She didn’t know whether a good-for-nothing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Normal"><text:span text:style-name="T1">So just you wait for me, alright? I have something to tell you.</text:span></text:p>
      <text:p text:style-name="Normal"/>
      <text:p text:style-name="P2">•</text:p>
      <text:p text:style-name="P2">Node 1: A Soulful World</text:p>
      <text:p text:style-name="P2"/>
      <text:p text:style-name="Normal">授業ってこんなもんだったけ。</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